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700000B45000008B0963FFE73.svm" manifest:media-type=""/>
  <manifest:file-entry manifest:full-path="Pictures/2000000700000B7A000007231F53C1C9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6.747cm" table:align="left"/>
    </style:style>
    <style:style style:name="Tableau5.A" style:family="table-column">
      <style:table-column-properties style:column-width="6.747cm"/>
    </style:style>
    <style:style style:name="Tableau5.A1" style:family="table-cell">
      <style:table-cell-properties fo:padding="0.097cm" fo:border="none"/>
    </style:style>
    <style:style style:name="Référent" style:family="table">
      <style:table-properties style:width="19.001cm" table:align="margins"/>
    </style:style>
    <style:style style:name="Référent.A" style:family="table-column">
      <style:table-column-properties style:column-width="12.674cm" style:rel-column-width="43712*"/>
    </style:style>
    <style:style style:name="Référent.B" style:family="table-column">
      <style:table-column-properties style:column-width="6.327cm" style:rel-column-width="21823*"/>
    </style:style>
    <style:style style:name="Référent.A1" style:family="table-cell">
      <style:table-cell-properties fo:background-color="#999999" fo:padding="0.097cm" fo:border="0.05pt solid #000000">
        <style:background-image/>
      </style:table-cell-properties>
    </style:style>
    <style:style style:name="Référent.A2" style:family="table-cell">
      <style:table-cell-properties fo:padding="0.097cm" fo:border-left="0.05pt solid #000000" fo:border-right="none" fo:border-top="0.05pt solid #000000" fo:border-bottom="none"/>
    </style:style>
    <style:style style:name="Référent.B2" style:family="table-cell">
      <style:table-cell-properties fo:padding="0.097cm" fo:border-left="none" fo:border-right="0.05pt solid #000000" fo:border-top="0.05pt solid #000000" fo:border-bottom="none"/>
    </style:style>
    <style:style style:name="modtransmfp93" style:family="table">
      <style:table-properties style:width="6.191cm" fo:margin-left="-0.064cm" fo:margin-right="0.007cm" table:align="margins"/>
    </style:style>
    <style:style style:name="modtransmfp93.A" style:family="table-column">
      <style:table-column-properties style:column-width="6.191cm" style:rel-column-width="65535*"/>
    </style:style>
    <style:style style:name="modtransmfp9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2.674cm" style:rel-column-width="43712*"/>
    </style:style>
    <style:style style:name="Tableau1.B" style:family="table-column">
      <style:table-column-properties style:column-width="6.327cm" style:rel-column-width="21823*"/>
    </style:style>
    <style:style style:name="Tableau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none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018cm" style:rel-column-width="44898*"/>
    </style:style>
    <style:style style:name="Tableau2.B" style:family="table-column">
      <style:table-column-properties style:column-width="5.983cm" style:rel-column-width="20637*"/>
    </style:style>
    <style:style style:name="Tableau2.A1" style:family="table-cell">
      <style:table-cell-properties fo:background-color="#80808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beneffp93" style:family="table">
      <style:table-properties style:width="18.81cm" table:align="left" style:may-break-between-rows="true"/>
    </style:style>
    <style:style style:name="documentbeneffp93.A" style:family="table-column">
      <style:table-column-properties style:column-width="18.81cm"/>
    </style:style>
    <style:style style:name="documentbeneffp93.1" style:family="table-row">
      <style:table-row-properties fo:keep-together="auto"/>
    </style:style>
    <style:style style:name="documentbeneffp93.A1" style:family="table-cell">
      <style:table-cell-properties fo:background-color="transparent" fo:padding="0cm" fo:border="none">
        <style:background-image/>
      </style:table-cell-properties>
    </style:style>
    <style:style style:name="documentbeneffp93.2" style:family="table-row">
      <style:table-row-properties style:min-row-height="0.494cm" fo:keep-together="auto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background-color="#80808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6.274cm" style:rel-column-width="21670*"/>
    </style:style>
    <style:style style:name="Tableau4.B" style:family="table-column">
      <style:table-column-properties style:column-width="7.308cm" style:rel-column-width="25240*"/>
    </style:style>
    <style:style style:name="Tableau4.C" style:family="table-column">
      <style:table-column-properties style:column-width="5.392cm" style:rel-column-width="18625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paragraph-rsid="0022eb3d" style:font-size-asian="10pt" style:font-size-complex="10pt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style:font-size-asian="7pt" style:font-name-complex="Arial" style:font-size-complex="8pt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>
        <style:tab-stops>
          <style:tab-stop style:position="7.43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8pt" style:font-size-asian="7pt" style:font-name-complex="Arial" style:font-size-complex="8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8pt" fo:font-weight="bold" style:font-size-asian="7pt" style:font-weight-asian="bold" style:font-name-complex="Arial" style:font-size-complex="8pt" style:font-weight-complex="bold"/>
    </style:style>
    <style:style style:name="P16" style:family="paragraph" style:parent-style-name="Corps_20_de_20_texte_20_3">
      <style:paragraph-properties fo:margin-top="0cm" fo:margin-bottom="0cm" loext:contextual-spacing="false" style:shadow="none">
        <style:tab-stops>
          <style:tab-stop style:position="6.406cm"/>
          <style:tab-stop style:position="8.541cm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top="0cm" fo:margin-bottom="0.101cm" loext:contextual-spacing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22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font-size-asian="10pt" style:font-size-complex="10pt"/>
    </style:style>
    <style:style style:name="P23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2pt" style:text-underline-style="solid" style:text-underline-width="auto" style:text-underline-color="font-color" fo:font-weight="bold" style:font-size-asian="1.75pt" style:font-weight-asian="bold" style:font-name-complex="Arial" style:font-size-complex="2pt" style:font-weight-complex="bold"/>
    </style:style>
    <style:style style:name="P25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officeooo:paragraph-rsid="001c2c76" style:font-size-asian="10pt" style:font-name-complex="Arial" style:font-size-complex="10pt"/>
    </style:style>
    <style:style style:name="P28" style:family="paragraph" style:parent-style-name="Standard">
      <style:paragraph-properties style:line-height-at-least="0cm" fo:text-align="start" style:justify-single-word="false" style:shadow="none"/>
      <style:text-properties style:text-position="0% 100%" style:font-name="Arial" fo:font-size="8pt" style:font-size-asian="7pt" style:font-name-complex="Arial" style:font-size-complex="8pt"/>
    </style:style>
    <style:style style:name="P29" style:family="paragraph" style:parent-style-name="Table_20_Contents">
      <style:paragraph-properties style:line-height-at-least="0cm" style:shadow="none"/>
      <style:text-properties style:font-name="Arial" fo:font-size="10pt" style:font-size-asian="10pt" style:font-size-complex="10pt"/>
    </style:style>
    <style:style style:name="P30" style:family="paragraph" style:parent-style-name="Table_20_Contents">
      <style:paragraph-properties style:line-height-at-least="0cm" fo:text-align="center" style:justify-single-word="false" style:shadow="none"/>
      <style:text-properties style:font-name="Arial" fo:font-size="10pt" officeooo:paragraph-rsid="00264fee" style:font-size-asian="10pt" style:font-name-complex="Arial" style:font-size-complex="10pt"/>
    </style:style>
    <style:style style:name="P31" style:family="paragraph" style:parent-style-name="Title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/>
    </style:style>
    <style:style style:name="P32" style:family="paragraph" style:parent-style-name="Title">
      <style:paragraph-properties fo:text-align="start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33" style:family="paragraph" style:parent-style-name="Title">
      <style:paragraph-properties fo:text-align="center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34" style:family="paragraph" style:parent-style-name="Table_20_Heading">
      <style:paragraph-properties style:line-height-at-least="0cm" fo:text-align="start" style:justify-single-word="false"/>
      <style:text-properties style:font-name="Arial" fo:font-size="10pt" fo:font-weight="bold" officeooo:paragraph-rsid="002c4842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style:line-height-at-least="0cm" fo:background-color="transparent" style:shadow="none">
        <style:tab-stops/>
        <style:background-image/>
      </style:paragraph-properties>
      <style:text-properties style:font-name="Arial" fo:font-size="10pt" officeooo:paragraph-rsid="002866ed" style:font-size-asian="10pt" style:font-size-complex="10pt"/>
    </style:style>
    <style:style style:name="P36" style:family="paragraph" style:parent-style-name="Table_20_Contents">
      <style:paragraph-properties style:line-height-at-least="0cm" fo:background-color="transparent" style:shadow="none">
        <style:tab-stops/>
        <style:background-image/>
      </style:paragraph-properties>
      <style:text-properties style:font-name="Arial" fo:font-size="10pt" officeooo:paragraph-rsid="0031133c" style:font-size-asian="10pt" style:font-size-complex="10pt"/>
    </style:style>
    <style:style style:name="P37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10pt" fo:language="fr" fo:country="FR" style:font-name-asian="Times New Roman" style:font-size-asian="10pt" style:font-size-complex="10pt" style:language-complex="ar" style:country-complex="SA"/>
    </style:style>
    <style:style style:name="P38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size-complex="9pt" style:language-complex="ar" style:country-complex="SA"/>
    </style:style>
    <style:style style:name="P39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name-complex="Arial" style:font-size-complex="9pt" style:language-complex="ar" style:country-complex="SA"/>
    </style:style>
    <style:style style:name="P40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Heading_20_3">
      <style:paragraph-properties fo:margin-top="0cm" fo:margin-bottom="0.101cm" loext:contextual-spacing="false">
        <style:tab-stops>
          <style:tab-stop style:position="7.43cm"/>
        </style:tab-stops>
      </style:paragraph-properties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Heading_20_3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43" style:family="paragraph" style:parent-style-name="Heading_20_3">
      <style:paragraph-properties fo:margin-top="0cm" fo:margin-bottom="0.101cm" loext:contextual-spacing="false" fo:text-align="center" style:justify-single-word="false"/>
      <style:text-properties style:font-name="Arial" fo:font-size="10pt" officeooo:paragraph-rsid="00257ad1" style:font-size-asian="10pt" style:font-name-complex="Arial" style:font-size-complex="10pt"/>
    </style:style>
    <style:style style:name="P44" style:family="paragraph">
      <style:paragraph-properties fo:text-align="center" style:writing-mode="lr-tb"/>
    </style:style>
    <style:style style:name="T1" style:family="text">
      <style:text-properties style:use-window-font-color="true" fo:language="fr" fo:country="FR" style:font-name-asian="Times New Roman" style:language-complex="ar" style:country-complex="SA"/>
    </style:style>
    <style:style style:name="T2" style:family="text">
      <style:text-properties style:use-window-font-color="true" fo:language="fr" fo:country="FR" fo:font-weight="bold" style:font-name-asian="Times New Roman" style:font-weight-asian="bold" style:language-complex="ar" style:country-complex="SA" style:font-weight-complex="bold"/>
    </style:style>
    <style:style style:name="T3" style:family="text">
      <style:text-properties style:use-window-font-color="true" fo:language="fr" fo:country="FR" style:text-underline-style="none" fo:font-weight="normal" style:font-name-asian="Times New Roman" style:font-weight-asian="normal" style:font-name-complex="Arial" style:language-complex="ar" style:country-complex="SA" style:font-weight-complex="normal"/>
    </style:style>
    <style:style style:name="T4" style:family="text">
      <style:text-properties style:use-window-font-color="true" fo:language="fr" fo:country="FR" style:text-underline-style="none" style:font-name-asian="Times New Roman" style:font-name-complex="Arial" style:language-complex="ar" style:country-complex="SA"/>
    </style:style>
    <style:style style:name="T5" style:family="text">
      <style:text-properties style:use-window-font-color="true" fo:language="fr" fo:country="FR" fo:font-weight="normal" style:font-name-asian="Times New Roman" style:font-weight-asian="normal" style:language-complex="ar" style:country-complex="SA" style:font-weight-complex="normal"/>
    </style:style>
    <style:style style:name="T6" style:family="text">
      <style:text-properties style:font-name="Arial" fo:font-weight="bold" style:font-name-asian="Wingdings 2" style:font-weight-asian="bold" style:font-name-complex="Arial" style:font-weight-complex="bold"/>
    </style:style>
    <style:style style:name="T7" style:family="text">
      <style:text-properties style:font-name="Arial" fo:font-weight="normal" style:font-name-asian="Wingdings 2" style:font-weight-asian="normal" style:font-name-complex="Arial" style:font-weight-complex="normal"/>
    </style:style>
    <style:style style:name="T8" style:family="text">
      <style:text-properties style:font-name="Arial" fo:font-weight="normal" style:font-weight-asian="normal" style:font-name-complex="Ari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Arial" style:font-weight-complex="bold"/>
    </style:style>
    <style:style style:name="T11" style:family="text">
      <style:text-properties style:font-name-asian="Wingdings 2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-complex="Arial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style:font-weight-asian="bold" style:font-name-complex="Arial" style:font-weight-complex="bold"/>
    </style:style>
    <style:style style:name="T17" style:family="text">
      <style:text-properties style:text-position="0% 100%" officeooo:rsid="00134ac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weight-asian="normal" style:font-name-complex="Ari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font-name="Arial" fo:language="fr" fo:country="FR" style:font-name-asian="Times New Roman" style:language-complex="ar" style:country-complex="SA"/>
    </style:style>
    <style:style style:name="T22" style:family="text">
      <style:text-properties fo:color="#000000" style:font-name="Arial" fo:language="fr" fo:country="FR" fo:font-weight="normal" style:font-name-asian="Times New Roman" style:font-weight-asian="normal" style:language-complex="ar" style:country-complex="SA" style:font-weight-complex="normal"/>
    </style:style>
    <style:style style:name="T23" style:family="text">
      <style:text-properties fo:color="#000000" fo:language="fr" fo:country="FR" style:font-name-asian="Times New Roman" style:language-complex="ar" style:country-complex="SA"/>
    </style:style>
    <style:style style:name="T24" style:family="text">
      <style:text-properties fo:color="#000000" fo:language="fr" fo:country="FR" style:text-underline-style="none" style:font-name-asian="Times New Roman" style:language-complex="ar" style:country-complex="SA"/>
    </style:style>
    <style:style style:name="T25" style:family="text">
      <style:text-properties fo:color="#000000" fo:language="fr" fo:country="FR" style:text-underline-style="none" officeooo:rsid="003bcc97" style:font-name-asian="Times New Roman" style:language-complex="ar" style:country-complex="SA"/>
    </style:style>
    <style:style style:name="T26" style:family="text">
      <style:text-properties fo:color="#000000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27" style:family="text">
      <style:text-properties fo:color="#000000" fo:language="fr" fo:country="FR" style:text-underline-style="none" fo:font-weight="normal" officeooo:rsid="003bcc97" style:font-name-asian="Times New Roman" style:font-weight-asian="normal" style:language-complex="ar" style:country-complex="SA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style:font-weight-asian="bold" style:font-name-complex="Arial" style:font-weight-complex="bold"/>
    </style:style>
    <style:style style:name="T33" style:family="text">
      <style:text-properties style:text-underline-style="none" style:font-name-complex="Arial"/>
    </style:style>
    <style:style style:name="T34" style:family="text">
      <style:text-properties officeooo:rsid="002675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82cm" draw:visible-area-height="1.435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modtransmfp93_name"/>
        <text:user-field-decl office:value-type="string" office:string-value="" text:name="documentbeneffp93_name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fonction"/>
        <text:user-field-decl office:value-type="string" office:string-value="" text:name="instantanedonneesfp93_structure_code_postal"/>
        <text:user-field-decl office:value-type="string" office:string-value="" text:name="instantanedonneesfp93_structure_ville"/>
        <text:user-field-decl office:value-type="string" office:string-value="" text:name="structurereferente_lib_struc"/>
        <text:user-field-decl office:value-type="string" office:string-value="" text:name="instantanedonneesfp93_structure_num_voie"/>
        <text:user-field-decl office:value-type="string" office:string-value="" text:name="instantanedonneesfp93_structure_type_voie"/>
        <text:user-field-decl office:value-type="string" office:string-value="" text:name="instantanedonneesfp93_structure_nom_voie"/>
        <text:user-field-decl office:value-type="string" office:string-value="" text:name="ficheprescription93_objet"/>
        <text:user-field-decl office:value-type="string" office:string-value="" text:name="referent_numero_poste"/>
        <text:user-field-decl office:value-type="string" office:string-value="" text:name="instantanedonneesfp93_structure_fax"/>
        <text:user-field-decl office:value-type="string" office:string-value="" text:name="instantanedonneesfp93_referent_email"/>
        <text:user-field-decl office:value-type="string" office:string-value="" text:name="instantanedonneesfp93_benef_qual"/>
        <text:user-field-decl office:value-type="string" office:string-value="" text:name="instantanedonneesfp93_benef_nom"/>
        <text:user-field-decl office:value-type="string" office:string-value="" text:name="instantanedonneesfp93_benef_prenom"/>
        <text:user-field-decl office:value-type="string" office:string-value="" text:name="instantanedonneesfp93_benef_dtnai"/>
        <text:user-field-decl office:value-type="string" office:string-value="" text:name="instantanedonneesfp93_benef_codepos"/>
        <text:user-field-decl office:value-type="string" office:string-value="" text:name="instantanedonneesfp93_benef_nomcom"/>
        <text:user-field-decl office:value-type="string" office:string-value="" text:name="instantanedonneesfp93_benef_numvoie"/>
        <text:user-field-decl office:value-type="string" office:string-value="" text:name="instantanedonneesfp93_benef_nomvoie"/>
        <text:user-field-decl office:value-type="string" office:string-value="" text:name="instantanedonneesfp93_benef_tel_fixe"/>
        <text:user-field-decl office:value-type="string" office:string-value="" text:name="instantanedonneesfp93_benef_tel_port"/>
        <text:user-field-decl office:value-type="string" office:string-value="" text:name="instantanedonneesfp93_benef_matricule"/>
        <text:user-field-decl office:value-type="string" office:string-value="" text:name="instantanedonneesfp93_benef_identifiantpe"/>
        <text:user-field-decl office:value-type="string" office:string-value="" text:name="instantanedonneesfp93_benef_dd_ci"/>
        <text:user-field-decl office:value-type="string" office:string-value="" text:name="instantanedonneesfp93_benef_df_ci"/>
        <text:user-field-decl office:value-type="float" office:value="0" text:name="instantanedonneesfp93_benef_nivetu"/>
        <text:user-field-decl office:value-type="float" office:value="0" text:name="instantanedonneesfp93_benef_positioncer"/>
        <text:user-field-decl office:value-type="float" office:value="0" text:name="instantanedonneesfp93_benef_natpf_socle"/>
        <text:user-field-decl office:value-type="float" office:value="0" text:name="ficheprescription93_rdvprestataire_personne"/>
        <text:user-field-decl office:value-type="float" office:value="0" text:name="ficheprescription93_rdvprestataire_date"/>
        <text:user-field-decl office:value-type="string" office:string-value="" text:name="ficheprescription93_rdvprestataire_date_time"/>
        <text:user-field-decl office:value-type="string" office:string-value="" text:name="adresseprestatairefp93_adresse"/>
        <text:user-field-decl office:value-type="string" office:string-value="" text:name="adresseprestatairefp93_codepos"/>
        <text:user-field-decl office:value-type="string" office:string-value="" text:name="adresseprestatairefp93_localite"/>
        <text:user-field-decl office:value-type="string" office:string-value="" text:name="prestatairehorspdifp93_name"/>
        <text:user-field-decl office:value-type="string" office:string-value="" text:name="prestatairehorspdifp93_adresse"/>
        <text:user-field-decl office:value-type="string" office:string-value="" text:name="prestatairehorspdifp93_codepos"/>
        <text:user-field-decl office:value-type="string" office:string-value="" text:name="prestatairehorspdifp93_localite"/>
        <text:user-field-decl office:value-type="string" office:string-value="" text:name="actionfp93_name"/>
        <text:user-field-decl office:value-type="string" office:string-value="" text:name="adresseprestatairefp93_tel"/>
        <text:user-field-decl office:value-type="string" office:string-value="" text:name="prestatairehorspdifp93_tel"/>
        <text:user-field-decl office:value-type="string" office:string-value="" text:name="adresseprestatairefp93_fax"/>
        <text:user-field-decl office:value-type="string" office:string-value="" text:name="prestatairehorspdifp93_fax"/>
        <text:user-field-decl office:value-type="string" office:string-value="" text:name="adresseprestatairefp93_email"/>
        <text:user-field-decl office:value-type="string" office:string-value="" text:name="prestatairehorspdifp93_email"/>
        <text:user-field-decl office:value-type="string" office:string-value="" text:name="ficheprescription93_rdvprestataire_adresse"/>
        <text:user-field-decl office:value-type="string" office:string-value="" text:name="ficheprescription93_prestatairehorspdifp93_id"/>
        <text:user-field-decl office:value-type="float" office:value="0" text:name="prestatairefp93_name"/>
        <text:user-field-decl office:value-type="string" office:string-value="" text:name="ficheprescription93_benef_retour_presente"/>
        <text:user-field-decl office:value-type="string" office:string-value="" text:name="ficheprescription93_date_retour"/>
        <text:user-field-decl office:value-type="string" office:string-value="" text:name="ficheprescription93_date_transmission"/>
        <text:user-field-decl office:value-type="string" office:string-value="" text:name="structurereferente_type_voie"/>
        <text:user-field-decl office:value-type="string" office:string-value="" text:name="instantanedonneesfp93_benef_libtypevoie"/>
        <text:user-field-decl office:value-type="string" office:string-value="" text:name="structureactuelle_type_voie"/>
        <text:user-field-decl office:value-type="string" office:string-value="" text:name="ficheprescription93_documentbeneffp93_autre"/>
        <text:user-field-decl office:value-type="string" office:string-value="" text:name="instantanedonneesfp93_benef_inscritpe"/>
        <text:user-field-decl office:value-type="string" office:string-value="" text:name="ficheprescription93_actionfp93"/>
      </text:user-field-decls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0"><draw:frame draw:style-name="fr1" draw:name="images2" text:anchor-type="paragraph" svg:x="16.3cm" svg:y="-0.035cm" svg:width="2.568cm" svg:height="1.619cm" draw:z-index="1"><draw:image xlink:href="Pictures/2000000700000B7A000007231F53C1C9.svm" xlink:type="simple" xlink:show="embed" xlink:actuate="onLoad"/></draw:frame><draw:frame draw:style-name="fr1" draw:name="images1" text:anchor-type="paragraph" svg:x="13.39cm" svg:y="-0.037cm" svg:width="2.621cm" svg:height="1.512cm" draw:z-index="3"><draw:image xlink:href="Pictures/2000000700000B45000008B0963FFE73.svm" xlink:type="simple" xlink:show="embed" xlink:actuate="onLoad"/></draw:frame><draw:frame draw:style-name="fr2" draw:name="Objet1" text:anchor-type="as-char" svg:y="-0.474cm" svg:width="6.532cm" svg:height="0.951cm" draw:z-index="2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33"/>
      <text:p text:style-name="P31"><text:s text:c="10"/>FICHE DE PRESCRIPTION</text:p>
      <text:p text:style-name="P32"/>
      <table:table table:name="Référent" table:style-name="Référent">
        <table:table-column table:style-name="Référent.A"/>
        <table:table-column table:style-name="Référent.B"/>
        <table:table-row>
          <table:table-cell table:style-name="Référent.A1" table:number-columns-spanned="2" office:value-type="string">
            <text:h text:style-name="P37" text:outline-level="1">PRESCRIPTEUR / REFERENT</text:h>
          </table:table-cell>
          <table:covered-table-cell/>
        </table:table-row>
        <table:table-row>
          <table:table-cell table:style-name="Référent.A2" office:value-type="string">
            <text:p text:style-name="P10"><text:span text:style-name="T9">Nom et prénom : </text:span><text:user-field-get text:name="referent_qual"/> <text:user-field-get text:name="referent_nom"/> <text:user-field-get text:name="referent_prenom"/></text:p>
            <text:p text:style-name="P10"><text:span text:style-name="T9">Fonction :</text:span> <text:user-field-get text:name="referent_fonction"/></text:p>
            <text:p text:style-name="P15"/>
            <text:p text:style-name="P9"><text:span text:style-name="T10">Organisme: </text:span><text:span text:style-name="T12"><text:user-field-get text:name="structurereferente_lib_struc"/></text:span></text:p>
            <text:p text:style-name="P10"><text:span text:style-name="T9">Adresse :</text:span> <text:user-field-get text:name="instantanedonneesfp93_structure_num_voie"/> <text:s/><text:conditional-text text:condition="ooow:instantanedonneesfp93_structure_type_voie==&quot;R&quot;" text:string-value-if-true="Rue" text:string-value-if-false="" text:current-value="true"/><text:conditional-text text:condition="ooow:instantanedonneesfp93_structure_type_voie==&quot;PL&quot;" text:string-value-if-true="Place" text:string-value-if-false="" text:current-value="true"/><text:conditional-text text:condition="ooow:instantanedonneesfp93_structure_type_voie==&quot;AV&quot;" text:string-value-if-true="Avenue" text:string-value-if-false="" text:current-value="true"/><text:conditional-text text:condition="ooow:instantanedonneesfp93_structure_type_voie==&quot;ALL&quot;" text:string-value-if-true="Allée" text:string-value-if-false="" text:current-value="true"/><text:conditional-text text:condition="ooow:instantanedonneesfp93_structure_type_voie==&quot;QU&quot;" text:string-value-if-true="Quai" text:string-value-if-false="" text:current-value="true"/><text:conditional-text text:condition="ooow:instantanedonneesfp93_structure_type_voie==&quot;BD&quot;" text:string-value-if-true="Boulevard" text:string-value-if-false="" text:current-value="true"/> <text:user-field-get text:name="instantanedonneesfp93_structure_nom_voie"/></text:p>
            <text:p text:style-name="P9"><text:span text:style-name="T12"><text:user-field-get text:name="instantanedonneesfp93_structure_code_postal"/></text:span><text:span text:style-name="T12"> </text:span><text:span text:style-name="T12"><text:user-field-get text:name="instantanedonneesfp93_structure_ville"/></text:span></text:p>
            <text:p text:style-name="P14"/>
            <text:p text:style-name="P12">Motif de la prescription:</text:p>
            <text:p text:style-name="P10"><text:span text:style-name="T12"><text:user-field-get text:name="ficheprescription93_objet"/></text:span><text:span text:style-name="T12"> </text:span></text:p>
          </table:table-cell>
          <table:table-cell table:style-name="Référent.B2" office:value-type="string">
            <text:p text:style-name="P9"><text:span text:style-name="T9">Tel : </text:span><text:span text:style-name="T11"><text:user-field-get text:name="referent_numero_poste"/></text:span></text:p>
            <text:p text:style-name="P11"><text:span text:style-name="T9">Fax :</text:span><text:user-field-get text:name="instantanedonneesfp93_structure_fax"/></text:p>
            <text:p text:style-name="P11"><text:span text:style-name="T9">Mail :</text:span> <text:user-field-get text:name="instantanedonneesfp93_referent_email"/></text:p>
            <text:p text:style-name="P11"/>
            <table:table table:name="modtransmfp93" table:style-name="modtransmfp93">
              <table:table-column table:style-name="modtransmfp93.A"/>
              <table:table-row>
                <table:table-cell table:style-name="modtransmfp93.A1" office:value-type="string">
                  <text:p text:style-name="P11"><text:span text:style-name="T2">Fiche transmise le: </text:span><text:span text:style-name="T5"><text:user-field-get text:name="ficheprescription93_date_transmission"/></text:span></text:p>
                </table:table-cell>
              </table:table-row>
              <table:table-row>
                <table:table-cell table:style-name="modtransmfp93.A1" office:value-type="string">
                  <text:p text:style-name="P21">- <text:user-field-get text:name="modtransmfp93_name"/></text:p>
                </table:table-cell>
              </table:table-row>
            </table:table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h text:style-name="P40" text:outline-level="1">PERSONNE ORIENTEE / BENEFICIAIRE</text:h>
          </table:table-cell>
          <table:covered-table-cell/>
        </table:table-row>
        <table:table-row>
          <table:table-cell table:style-name="Tableau1.A2" office:value-type="string">
            <text:p text:style-name="P29"><text:span text:style-name="T9">Nom et prénom: </text:span><text:span text:style-name="T14"><text:user-field-get text:name="instantanedonneesfp93_benef_qual"/></text:span><text:span text:style-name="T14"> </text:span><text:span text:style-name="T14"><text:user-field-get text:name="instantanedonneesfp93_benef_nom"/></text:span><text:span text:style-name="T14"> </text:span><text:span text:style-name="T14"><text:user-field-get text:name="instantanedonneesfp93_benef_prenom"/></text:span></text:p>
            <text:p text:style-name="P25"><text:span text:style-name="T9">Date de naissance :</text:span><text:span text:style-name="T16"> </text:span><text:span text:style-name="T14"><text:user-field-get text:name="instantanedonneesfp93_benef_dtnai"/></text:span></text:p>
            <text:p text:style-name="P26"><text:bookmark-start text:name="__DdeLink__784_736095298"/><text:span text:style-name="T9">Adresse</text:span><text:bookmark-end text:name="__DdeLink__784_736095298"/><text:span text:style-name="T9"> :</text:span> <text:user-field-get text:name="instantanedonneesfp93_benef_numvoie"/><text:user-field-get text:name="instantanedonneesfp93_benef_libtypevoie"/> <text:user-field-get text:name="instantanedonneesfp93_benef_nomvoie"/></text:p>
            <text:p text:style-name="P26"><text:span text:style-name="T13"><text:user-field-get text:name="instantanedonneesfp93_benef_codepos"/></text:span><text:span text:style-name="T13"> </text:span><text:span text:style-name="T13"><text:user-field-get text:name="instantanedonneesfp93_benef_nomcom"/></text:span></text:p>
            <text:p text:style-name="P28"/>
            <text:p text:style-name="P26"><text:span text:style-name="T15">Numéro du bénéficiaire (CAF) :</text:span><text:span text:style-name="T13"> </text:span><text:span text:style-name="T13"><text:user-field-get text:name="instantanedonneesfp93_benef_matricule"/></text:span></text:p>
            <text:p text:style-name="P26"><text:span text:style-name="T15">Bénéficiaire du : </text:span><text:span text:style-name="T13">RSA socle <text:s/></text:span><text:span text:style-name="T13"><text:conditional-text text:condition="ooow:instantanedonneesfp93_benef_natpf_socle==&quot;1&quot;" text:string-value-if-true="☑" text:string-value-if-false="☐" text:current-value="true">☐</text:conditional-text></text:span><text:span text:style-name="T13"> RSA majoré</text:span><text:span text:style-name="T13"><text:conditional-text text:condition="ooow:instantanedonneesfp93_benef_natpf_majore==&quot;1&quot;" text:string-value-if-true="☑" text:string-value-if-false="☐" text:current-value="true">☐</text:conditional-text></text:span><text:span text:style-name="T13"> RSA activité </text:span><text:span text:style-name="T13"><text:conditional-text text:condition="ooow:instantanedonneesfp93_benef_natpf_activite==&quot;1&quot;" text:string-value-if-true="☑" text:string-value-if-false="☐" text:current-value="true">☐</text:conditional-text></text:span></text:p>
            <text:p text:style-name="P28"/>
            <text:p text:style-name="P26"><text:span text:style-name="T9">Inscrit au Pôle Emploi : </text:span><text:s/><text:conditional-text text:condition="ooow:instantanedonneesfp93_benef_inscritpe==&quot;1&quot;" text:string-value-if-true="Oui" text:string-value-if-false="Non" text:current-value="true">Non</text:conditional-text> </text:p>
            <text:p text:style-name="P27"><text:conditional-text text:condition="ooow:instantanedonneesfp93_benef_identifiantpe==&quot; &quot;" text:string-value-if-true="" text:string-value-if-false="Identifiant:" text:current-value="true">Identifiant:</text:conditional-text><text:span text:style-name="T17"><text:user-field-get text:name="instantanedonneesfp93_benef_identifiantpe"/></text:span></text:p>
          </table:table-cell>
          <table:table-cell table:style-name="Tableau1.B2" office:value-type="string">
            <text:p text:style-name="P4"><text:span text:style-name="T6">Tel </text:span><text:span text:style-name="T10">:</text:span><text:span text:style-name="T12"> </text:span><text:span text:style-name="T12"><text:user-field-get text:name="instantanedonneesfp93_benef_tel_fixe"/></text:span></text:p>
            <text:p text:style-name="P1"><text:span text:style-name="T9">Portable :</text:span> <text:user-field-get text:name="instantanedonneesfp93_benef_tel_port"/> </text:p>
          </table:table-cell>
        </table:table-row>
        <table:table-row>
          <table:table-cell table:style-name="Tableau1.A3" table:number-columns-spanned="2" office:value-type="string">
            <text:p text:style-name="P1"><text:span text:style-name="T9">Niveau d'étude:</text:span> <text:conditional-text text:condition="ooow:instantanedonneesfp93_benef_nivetu==&quot;1201&quot;" text:string-value-if-true="Niveau I/II : sorties avec un diplôme de niveau supérieur à bac+2 (licence, maîtrise, master, dea, dess, doctorat, diplôme de grande école)" text:string-value-if-false="" text:current-value="true"/><text:conditional-text text:condition="ooow:instantanedonneesfp93_benef_nivetu==&quot;1202&quot;" text:string-value-if-true="Niveau III : sorties avec un diplôme de niveau Bac + 2 ans (DUT, BTS, DEUG, écoles des formations sanitaires ou sociales, etc.)" text:string-value-if-false="" text:current-value="true"/><text:conditional-text text:condition="ooow:instantanedonneesfp93_benef_nivetu==&quot;1203&quot;" text:string-value-if-true="Niveau IV : sorties des classes de terminale de l'enseignement secondaire (avec ou sans le baccalauréat). Abandons des études supérieures sans diplôme" text:string-value-if-false="" text:current-value="true"/><text:conditional-text text:condition="ooow:instantanedonneesfp93_benef_nivetu==&quot;1204&quot;" text:string-value-if-true="Niveau IV : sorties des classes de terminale de l'enseignement secondaire (avec ou sans le baccalauréat). Abandons desNiveau V : sorties de dernière année de CAP, BEP ou équivalent avec ou sans diplôme. Abandons des études en seconde ou en première" text:string-value-if-false="" text:current-value="true"/><text:conditional-text text:condition="ooow:instantanedonneesfp93_benef_nivetu==&quot;1205&quot;" text:string-value-if-true="Niveau Vbis : sorties de 3ème générale, de 4ème et 3ème technologiques et des classes du second cycle court (notamment CAP, BEP) avant l'année terminale" text:string-value-if-false="" text:current-value="true"/><text:conditional-text text:condition="ooow:instantanedonneesfp93_benef_nivetu==&quot;1206&quot;" text:string-value-if-true="Niveau VI : sorties du 1er cycle de l'enseignement secondaire (6ème, 5ème, 4ème) et des formations préprofessionnelles en un an" text:string-value-if-false="" text:current-value="true"/><text:conditional-text text:condition="ooow:instantanedonneesfp93_benef_nivetu==&quot;1207&quot;" text:string-value-if-true="Niveau VII : jamais scolarisé" text:string-value-if-false="" text:current-value="true"/></text:p>
            <text:p text:style-name="P7"/>
            <text:p text:style-name="P8"><text:span text:style-name="T9">Contrat d’engagement réciproque (CER) : </text:span><text:s/><text:conditional-text text:condition="ooow:instantanedonneesfp93_benef_positioncer==&quot;Enregistré&quot;" text:string-value-if-true="CER en cours de validation" text:string-value-if-false=" " text:current-value="true"> </text:conditional-text> <text:conditional-text text:condition="ooow:instantanedonneesfp93_benef_positioncer==&quot;Signé&quot;" text:string-value-if-true="CER en cours de validation" text:string-value-if-false=" " text:current-value="true"> </text:conditional-text> <text:conditional-text text:condition="ooow:instantanedonneesfp93_benef_positioncer==&quot;valide&quot;" text:string-value-if-true="CER validé" text:string-value-if-false=" " text:current-value="true"> </text:conditional-text> <text:conditional-text text:condition="ooow:instantanedonneesfp93_benef_positioncer==&quot;Signé et transféré&quot;" text:string-value-if-true="CER en cours de validation" text:string-value-if-false=" " text:current-value="true"> </text:conditional-text><text:soft-page-break/> <text:conditional-text text:condition="ooow:instantanedonneesfp93_benef_positioncer==&quot;Validé Responsable&quot;" text:string-value-if-true="CER en cours de validation" text:string-value-if-false=" " text:current-value="true"> </text:conditional-text> <text:conditional-text text:condition="ooow:instantanedonneesfp93_benef_positioncer==&quot;En attente avis CS&quot;" text:string-value-if-true="CER en cours de validation" text:string-value-if-false=" " text:current-value="true"> </text:conditional-text> <text:conditional-text text:condition="ooow:instantanedonneesfp93_benef_positioncer==&quot;En attente avis cadre&quot;" text:string-value-if-true="CER en cours de validation" text:string-value-if-false=" " text:current-value="true"> </text:conditional-text> <text:conditional-text text:condition="ooow:instantanedonneesfp93_benef_positioncer==&quot;En attente passage EP&quot;" text:string-value-if-true="CER en cours de validation" text:string-value-if-false=" " text:current-value="true"> </text:conditional-text> <text:conditional-text text:condition="ooow:instantanedonneesfp93_benef_positioncer==&quot;Rejeté Responsable&quot;" text:string-value-if-true="CER non validé" text:string-value-if-false=" " text:current-value="true"> </text:conditional-text> <text:conditional-text text:condition="ooow:instantanedonneesfp93_benef_positioncer==&quot;Rejeté CG&quot;" text:string-value-if-true="CER non validé" text:string-value-if-false=" " text:current-value="true"> </text:conditional-text></text:p>
            <text:p text:style-name="P8"><text:span text:style-name="T9">date de début=</text:span> <text:user-field-get text:name="instantanedonneesfp93_benef_dd_ci"/> <text:s text:c="3"/><text:span text:style-name="T9">date de fin=</text:span><text:span text:style-name="T18"> </text:span><text:span text:style-name="T18"><text:user-field-get text:name="instantanedonneesfp93_benef_df_ci"/></text:span></text:p>
          </table:table-cell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P38" text:outline-level="1">PARTENAIRE / PRESTATAIRE </text:h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5"><text:span text:style-name="T9">Rendez-vous fixé le: </text:span><text:span text:style-name="T9"><text:hidden-paragraph text:condition="ooow:ficheprescription93_rdvprestataire_date==&quot; &quot;"/></text:span><text:span text:style-name="T18"><text:user-field-get style:data-style-name="N38" text:name="ficheprescription93_rdvprestataire_date">samedi 30 décembre 1899</text:user-field-get></text:span> <text:span text:style-name="T28">à </text:span><text:span text:style-name="T29"><text:user-field-get text:name="ficheprescription93_rdvprestataire_date_time"/></text:span><text:span text:style-name="T20"> <text:s text:c="3"/></text:span></text:p>
            <text:p text:style-name="P5"><text:span text:style-name="T28"><text:hidden-paragraph text:condition="ooow:ficheprescription93_rdvprestataire_personne==&quot; &quot;"/></text:span><text:span text:style-name="T28">Avec : </text:span><text:span text:style-name="T20"><text:user-field-get style:data-style-name="N0" text:name="ficheprescription93_rdvprestataire_personne">0</text:user-field-get></text:span></text:p>
          </table:table-cell>
          <table:covered-table-cell/>
        </table:table-row>
        <table:table-row>
          <table:table-cell table:style-name="Tableau2.A3" office:value-type="string">
            <text:h text:style-name="P41" text:outline-level="3"><text:span text:style-name="T24">Intitulé de l'action: </text:span><text:span text:style-name="T26"><text:user-field-get text:name="actionfp93_name"/></text:span><text:span text:style-name="T27"> </text:span><text:span text:style-name="T26"><text:user-field-get text:name="ficheprescription93_actionfp93"/></text:span></text:h>
            <text:h text:style-name="P42" text:outline-level="3"><text:span text:style-name="T31">Nom de l’organisme :</text:span><text:span text:style-name="T30"><text:user-field-get style:data-style-name="N0" text:name="prestatairefp93_name">0</text:user-field-get></text:span><text:span text:style-name="T30"> </text:span><text:span text:style-name="T30"><text:user-field-get text:name="prestatairehorspdifp93_name"/></text:span></text:h>
            <text:p text:style-name="P17"><text:span text:style-name="T2">Adresse : </text:span><text:span text:style-name="T1"><text:user-field-get text:name="adresseprestatairefp93_adresse"/></text:span><text:span text:style-name="T1"> </text:span><text:span text:style-name="T23"><text:user-field-get text:name="prestatairehorspdifp93_adresse"/></text:span></text:p>
            <text:p text:style-name="P17"><text:span text:style-name="T1"><text:user-field-get text:name="adresseprestatairefp93_codepos"/></text:span><text:span text:style-name="T1"> </text:span><text:span text:style-name="T23"><text:user-field-get text:name="prestatairehorspdifp93_codepos"/></text:span><text:span text:style-name="T23"> </text:span><text:span text:style-name="T1"><text:user-field-get text:name="adresseprestatairefp93_localite"/></text:span><text:span text:style-name="T1"> </text:span><text:span text:style-name="T23"><text:user-field-get text:name="prestatairehorspdifp93_localite"/></text:span></text:p>
            <text:p text:style-name="P13"><text:span text:style-name="T21"><text:hidden-text text:condition="ooow:ficheprescription93_rdvprestataire_adresse==&quot; &quot;" text:string-value="Veuillez-vous présenter à cette adresse:" text:is-hidden="true">Veuillez-vous présenter à cette adresse:</text:hidden-text></text:span><text:span text:style-name="T21"> </text:span><text:span text:style-name="T22"><text:user-field-get text:name="ficheprescription93_rdvprestataire_adresse"/></text:span><text:span text:style-name="T22"> </text:span></text:p>
          </table:table-cell>
          <table:table-cell table:style-name="Tableau2.B3" office:value-type="string">
            <text:p text:style-name="P18"><text:span text:style-name="T6">Tel: </text:span><text:span text:style-name="T7"><text:user-field-get text:name="adresseprestatairefp93_tel"/></text:span><text:span text:style-name="T7"> </text:span><text:span text:style-name="T7"><text:user-field-get text:name="prestatairehorspdifp93_tel"/></text:span><text:span text:style-name="T7"> <text:s/></text:span></text:p>
            <text:p text:style-name="P18"><text:span text:style-name="T6">Fax :</text:span><text:span text:style-name="T7"> </text:span><text:span text:style-name="T7"><text:user-field-get text:name="adresseprestatairefp93_fax"/></text:span><text:span text:style-name="T7"> </text:span><text:span text:style-name="T7"><text:user-field-get text:name="prestatairehorspdifp93_fax"/></text:span><text:span text:style-name="T19"> </text:span></text:p>
            <text:p text:style-name="P18"><text:span text:style-name="T9">Mail : </text:span><text:span text:style-name="T8"><text:user-field-get text:name="adresseprestatairefp93_email"/></text:span><text:span text:style-name="T8"> </text:span><text:span text:style-name="T8"><text:user-field-get text:name="prestatairehorspdifp93_email"/></text:span><text:span text:style-name="T8"> </text:span></text:p>
          </table:table-cell>
        </table:table-row>
        <table:table-row>
          <table:table-cell table:style-name="Tableau2.A4" table:number-columns-spanned="2" office:value-type="string">
            <table:table table:name="documentbeneffp93" table:style-name="documentbeneffp93">
              <table:table-column table:style-name="documentbeneffp93.A"/>
              <table:table-row table:style-name="documentbeneffp93.1">
                <table:table-cell table:style-name="documentbeneffp93.A1" office:value-type="string">
                  <text:p text:style-name="P34">Liste des documents à fournir: </text:p>
                </table:table-cell>
              </table:table-row>
              <table:table-row table:style-name="documentbeneffp93.2">
                <table:table-cell table:style-name="documentbeneffp93.A1" office:value-type="string">
                  <text:p text:style-name="P36">- <text:user-field-get text:name="documentbeneffp93_name"/></text:p>
                </table:table-cell>
              </table:table-row>
              <table:table-row table:style-name="documentbeneffp93.2">
                <table:table-cell table:style-name="documentbeneffp93.A1" office:value-type="string">
                  <text:p text:style-name="P35"><text:hidden-text text:condition="ooow:ficheprescription93_documentbeneffp93_autre||&quot;&quot;" text:string-value=""/><text:user-field-get text:name="ficheprescription93_documentbeneffp93_autre"/></text:p>
                </table:table-cell>
              </table:table-row>
            </table:table>
            <text:p text:style-name="P19"/>
          </table:table-cell>
          <table:covered-table-cell/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P39" text:outline-level="1">RESULTAT DE L’EFFECTIVITE DE LA PRESCRIPTION</text:h>
          </table:table-cell>
        </table:table-row>
        <table:table-row>
          <table:table-cell table:style-name="Tableau3.A2" office:value-type="string">
            <text:p text:style-name="P16"><text:span text:style-name="T32">Le bénéficiaire s'est présenté:</text:span><text:span text:style-name="T33"> <text:s/></text:span><text:span text:style-name="T3"><text:user-field-get text:name="ficheprescription93_benef_retour_presente"/></text:span><text:span text:style-name="T4"> <text:s text:c="40"/></text:span></text:p>
            <text:p text:style-name="P22"><text:span text:style-name="T32">Date de retour de la fiche au prescripteur ou au référent:</text:span><text:span text:style-name="T33"> </text:span><text:span text:style-name="T3"><text:user-field-get text:name="ficheprescription93_date_retour"/></text:span></text:p>
            <text:p text:style-name="P23"><draw:line text:anchor-type="char" draw:z-index="0" draw:style-name="gr1" draw:text-style-name="P44" svg:x1="-59.031cm" svg:y1="-58.82cm" svg:x2="-59.031cm" svg:y2="-58.82cm"><text:p/></draw:line>Observations :</text:p>
            <text:p text:style-name="P24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>Prescripteur / référent</text:p>
            <text:p text:style-name="P2"><text:user-field-get text:name="referent_qual"/> <text:s/><text:user-field-get text:name="referent_nom"/><text:user-field-get text:name="referent_prenom"/></text:p>
          </table:table-cell>
          <table:table-cell table:style-name="Tableau4.A1" office:value-type="string">
            <text:p text:style-name="P2">Allocataire </text:p>
            <text:p text:style-name="P2">(Je m’engage à me rendre au rendez-vous fixé)</text:p>
            <text:p text:style-name="P30"><text:span text:style-name="T13"><text:user-field-get text:name="instantanedonneesfp93_benef_qual"/></text:span><text:span text:style-name="T13"> </text:span><text:span text:style-name="T13"><text:user-field-get text:name="instantanedonneesfp93_benef_nom"/></text:span><text:span text:style-name="T13"> </text:span><text:span text:style-name="T13"><text:user-field-get text:name="instantanedonneesfp93_benef_prenom"/></text:span></text:p>
          </table:table-cell>
          <table:table-cell table:style-name="Tableau4.A1" office:value-type="string">
            <text:p text:style-name="P2">Prestataire / partenaire</text:p>
            <text:h text:style-name="P43" text:outline-level="3"><text:span text:style-name="T30"><text:user-field-get style:data-style-name="N0" text:name="prestatairefp93_name">0</text:user-field-get></text:span><text:span text:style-name="T30"> </text:span><text:span text:style-name="T30"><text:user-field-get text:name="prestatairehorspdifp93_name"/></text:span></text:h>
          </table:table-cell>
        </table:table-row>
        <table:table-row table:style-name="Tableau4.1">
          <table:table-cell table:style-name="Tableau4.A2" office:value-type="string">
            <text:p text:style-name="P3"><text:span text:style-name="T34">D</text:span>ate, signature et cachet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><text:span text:style-name="T34">D</text:span>ate, signature et cachet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baitech</meta:initial-creator>
    <meta:creation-date>2014-10-08T16:21:37.12</meta:creation-date>
    <dc:date>2015-03-12T12:09:37.172000000</dc:date>
    <dc:creator>linda baitech</dc:creator>
    <meta:editing-duration>PT9H25M15S</meta:editing-duration>
    <meta:editing-cycles>129</meta:editing-cycles>
    <meta:generator>LibreOffice/4.3.2.2$Windows_x86 LibreOffice_project/edfb5295ba211bd31ad47d0bad0118690f76407d</meta:generator>
    <meta:document-statistic meta:table-count="8" meta:image-count="2" meta:object-count="1" meta:page-count="2" meta:paragraph-count="56" meta:word-count="168" meta:character-count="1105" meta:non-whitespace-character-count="841"/>
  </office:meta>
</office:document-meta>
</file>